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И который сказал я доеду до бригады ПВО а ты меня наводи и сел в вУАЗИк...Из расположения гаражей они похожи на ЛИНИЮ для составление три д синонима УАЗ...И что то отломал и укатил...Дальнейшее Тайна...</text:p>
      <text:p text:style-name="Standard"/>
      <text:p text:style-name="Standard">Из дворовых разговоров о шумных соседях и стояках в том числе мусоропроводов:<text:span text:style-name="T1">)</text:span></text:p>
      <text:p text:style-name="P1">отсебятина...Хацкер онже скорее всего Хакселирист из айти каналов которые метят в кресла...</text:p>
      <text:p text:style-name="P1">и каторых отшиб Владимир Плюшкин войти в Айти...Который отправит всю станцию не только на патронск и на бензинск но и за таблетками </text:p>
      <text:p text:style-name="P1"/>
      <text:p text:style-name="P1"/>
      <text:p text:style-name="P1"><text:tab/><text:tab/><text:tab/><text:tab/><text:tab/><text:tab/><text:tab/><text:tab/>Антон Утри Патолок с одеялом</text:p>
      <text:p text:style-name="P1"><text:tab/><text:tab/><text:tab/><text:tab/><text:tab/><text:tab/><text:tab/><text:tab/><text:tab/>Прозрачный Антон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Сергей Молочников</meta:initial-creator>
    <meta:creation-date>2023-05-24T18:34:52.93</meta:creation-date>
    <meta:document-statistic meta:table-count="0" meta:image-count="0" meta:object-count="0" meta:page-count="1" meta:paragraph-count="6" meta:word-count="87" meta:character-count="564"/>
    <dc:date>2023-05-24T18:40:16.65</dc:date>
    <dc:creator>Сергей Молочников</dc:creator>
    <meta:editing-duration>PT5M35S</meta:editing-duration>
    <meta:editing-cycles>1</meta:editing-cycles>
    <meta:generator>OpenOffice/4.1.8$Win32 OpenOffice.org_project/418m3$Build-9803</meta:generator>
  </office:meta>
</office:document-meta>
</file>